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5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la 02</text:h>
      <text:p text:style-name="código"/>
      <text:p text:style-name="código"/>
      <text:h text:style-name="Heading_20_2" text:outline-level="2">Código 01:</text:h>
      <text:p text:style-name="P1"><text:span text:style-name="T1">import</text:span><text:span text:style-name="T2"> java.util.Scanner;</text:span></text:p>
      <text:p text:style-name="P1"/>
      <text:p text:style-name="P1"><text:span text:style-name="T1">public</text:span><text:span text:style-name="T2"> </text:span><text:span text:style-name="T1">class</text:span><text:span text:style-name="T2"> ExemploIf {</text:span></text:p>
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1"><text:span text:style-name="T2"><text:s text:c="8"/>Scanner scan = </text:span><text:span text:style-name="T1">new</text:span><text:span text:style-name="T2"> Scanner(System.</text:span><text:span text:style-name="T4">in</text:span><text:span text:style-name="T2">);</text:span></text:p>
      <text:p text:style-name="P1"><text:span text:style-name="T2"><text:s text:c="8"/>System.</text:span><text:span text:style-name="T4">out</text:span><text:span text:style-name="T2">.print(</text:span><text:span text:style-name="T5">"Digite a idade:"</text:span><text:span text:style-name="T2">);</text:span></text:p>
      <text:p text:style-name="P1"><text:span text:style-name="T2"><text:s text:c="8"/></text:span><text:span text:style-name="T1">int</text:span><text:span text:style-name="T2"> idade = scan.nextInt();</text:span></text:p>
      <text:p text:style-name="P1"><text:span text:style-name="T2"><text:s text:c="8"/></text:span><text:span text:style-name="T1">if</text:span><text:span text:style-name="T2">(idade &gt;= 16){</text:span></text:p>
      <text:p text:style-name="P1"><text:span text:style-name="T2"><text:s text:c="12"/>System.</text:span><text:span text:style-name="T4">out</text:span><text:span text:style-name="T2">.println(</text:span><text:span text:style-name="T5">"Pode votar"</text:span><text:span text:style-name="T2">);</text:span></text:p>
      <text:p text:style-name="P1"><text:span text:style-name="T2"><text:s text:c="8"/>}</text:span><text:span text:style-name="T1">else</text:span><text:span text:style-name="T2">{</text:span></text:p>
      <text:p text:style-name="P1"><text:span text:style-name="T2"><text:s text:c="12"/>System.</text:span><text:span text:style-name="T4">out</text:span><text:span text:style-name="T2">.println(</text:span><text:span text:style-name="T5">"Não pode votar"</text:span><text:span text:style-name="T2">);</text:span></text:p>
      <text:p text:style-name="P2"><text:s text:c="8"/>}</text:p>
      <text:p text:style-name="P2"><text:s text:c="4"/>}</text:p>
      <text:p text:style-name="P2">}</text:p>
      <text:p text:style-name="Standard"/>
      <text:h text:style-name="Heading_20_2" text:outline-level="2">Código 02:</text:h>
      <text:p text:style-name="Standard">import<text:span text:style-name="T3"> java.util.Scanner;</text:span></text:p>
      <text:p text:style-name="P1"/>
      <text:p text:style-name="P1"><text:span text:style-name="T1">public</text:span><text:span text:style-name="T2"> </text:span><text:span text:style-name="T1">class</text:span><text:span text:style-name="T2"> ExemploCondicional {</text:span></text:p>
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1"><text:span text:style-name="T2"><text:s text:c="8"/>Scanner scan = </text:span><text:span text:style-name="T1">new</text:span><text:span text:style-name="T2"> Scanner(System.</text:span><text:span text:style-name="T4">in</text:span><text:span text:style-name="T2">);</text:span></text:p>
      <text:p text:style-name="P1"><text:span text:style-name="T2"><text:s text:c="8"/>System.</text:span><text:span text:style-name="T4">out</text:span><text:span text:style-name="T2">.print(</text:span><text:span text:style-name="T5">"Digite a nota:"</text:span><text:span text:style-name="T2">);</text:span></text:p>
      <text:p text:style-name="P1"><text:span text:style-name="T2"><text:s text:c="8"/></text:span><text:span text:style-name="T1">int</text:span><text:span text:style-name="T2"> nota = scan.nextInt();</text:span></text:p>
      <text:p text:style-name="P1"><text:span text:style-name="T2"><text:s text:c="8"/>System.</text:span><text:span text:style-name="T4">out</text:span><text:span text:style-name="T2">.printf(</text:span></text:p>
      <text:p text:style-name="P1"><text:span text:style-name="T2"><text:tab/><text:tab/></text:span><text:span text:style-name="T5">"\n%s %s"</text:span><text:span text:style-name="T2">, </text:span><text:span text:style-name="T5">"O aluno foi"</text:span><text:span text:style-name="T2">, (nota &gt;= 5?</text:span><text:span text:style-name="T5">"aprovado"</text:span><text:span text:style-name="T2">:</text:span><text:span text:style-name="T5">"reprovado"</text:span><text:span text:style-name="T2">) );</text:span></text:p>
      <text:p text:style-name="P2"><text:s text:c="4"/>}</text:p>
      <text:p text:style-name="P2">}</text:p>
      <text:p text:style-name="Standard"/>
      <text:h text:style-name="Heading_20_2" text:outline-level="2">Código 03:</text:h>
      <text:p text:style-name="P5"><text:span text:style-name="T1">import</text:span> java.util.Scanner;</text:p>
      <text:p text:style-name="P1"/>
      <text:p text:style-name="P1"><text:span text:style-name="T1">public</text:span><text:span text:style-name="T2"> </text:span><text:span text:style-name="T1">class</text:span><text:span text:style-name="T2"> ImprimeMaior 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1"><text:span text:style-name="T2"><text:tab/><text:tab/>Scanner scan = </text:span><text:span text:style-name="T1">new</text:span><text:span text:style-name="T2"> Scanner(System.</text:span><text:span text:style-name="T4">in</text:span><text:span text:style-name="T2">);</text:span></text:p>
      <text:p text:style-name="P1"><text:span text:style-name="T2"><text:tab/><text:tab/>System.</text:span><text:span text:style-name="T4">out</text:span><text:span text:style-name="T2">.print(</text:span><text:span text:style-name="T5">"Digite um numero:"</text:span><text:span text:style-name="T2">);</text:span></text:p>
      <text:p text:style-name="P1"><text:span text:style-name="T2"><text:tab/><text:tab/></text:span><text:span text:style-name="T1">int</text:span><text:span text:style-name="T2"> n1 = scan.nextInt();</text:span></text:p>
      <text:p text:style-name="P1"><text:span text:style-name="T2"><text:tab/><text:tab/>System.</text:span><text:span text:style-name="T4">out</text:span><text:span text:style-name="T2">.print(</text:span><text:span text:style-name="T5">"Digite outro numero:"</text:span><text:span text:style-name="T2">);</text:span></text:p>
      <text:p text:style-name="P1"><text:span text:style-name="T2"><text:tab/><text:tab/></text:span><text:span text:style-name="T1">int</text:span><text:span text:style-name="T2"> n2 = scan.nextInt();</text:span></text:p>
      <text:p text:style-name="P1"/>
      <text:p text:style-name="P1"><text:span text:style-name="T2"><text:tab/><text:tab/>System.</text:span><text:span text:style-name="T4">out</text:span><text:span text:style-name="T2">.printf(</text:span><text:span text:style-name="T5">"O maior numero é: %d"</text:span><text:span text:style-name="T2">, n1 &gt; n2 ? n1 : n2);</text:span></text:p>
      <text:p text:style-name="P2"><text:tab/>}</text:p>
      <text:p text:style-name="P2">}</text:p>
      <text:p text:style-name="P5"/>
      <text:p text:style-name="P2"/>
      <text:h text:style-name="Heading_20_2" text:outline-level="2">Código 04:</text:h>
      <text:p text:style-name="P1"><text:span text:style-name="T1">import</text:span><text:span text:style-name="T2"> java.util.Scanner;</text:span></text:p>
      <text:p text:style-name="P1"/>
      <text:p text:style-name="P1"><text:span text:style-name="T1">public</text:span><text:span text:style-name="T2"> </text:span><text:span text:style-name="T1">class</text:span><text:span text:style-name="T2"> ExemploSwitch {</text:span></text:p>
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1"><text:span text:style-name="T2"><text:s text:c="8"/></text:span></text:p>
      <text:p text:style-name="P1"><text:span text:style-name="T2"><text:tab/>Scanner scan = </text:span><text:span text:style-name="T1">new</text:span><text:span text:style-name="T2"> Scanner(System.</text:span><text:span text:style-name="T4">in</text:span><text:span text:style-name="T2">);</text:span></text:p>
      <text:p text:style-name="P1"><text:span text:style-name="T2"><text:s text:c="8"/>System.</text:span><text:span text:style-name="T4">out</text:span><text:span text:style-name="T2">.print(</text:span><text:span text:style-name="T5">"Digite um numero de 1 a 5:"</text:span><text:span text:style-name="T2">);</text:span></text:p>
      <text:p text:style-name="P1"><text:span text:style-name="T2"><text:s text:c="8"/></text:span><text:span text:style-name="T1">int</text:span><text:span text:style-name="T2"> num = scan.nextInt();</text:span></text:p>
      <text:p text:style-name="P1"><text:span text:style-name="T2"><text:s text:c="8"/></text:span><text:span text:style-name="T1">switch</text:span><text:span text:style-name="T2">(num){</text:span></text:p>
      <text:p text:style-name="P1"><text:span text:style-name="T2"><text:s text:c="8"/></text:span><text:span text:style-name="T1">case</text:span><text:span text:style-name="T2"> 1:</text:span></text:p>
      <text:p text:style-name="P1"><text:span text:style-name="T2"><text:s text:c="12"/>System.</text:span><text:span text:style-name="T4">out</text:span><text:span text:style-name="T2">.println(</text:span><text:span text:style-name="T5">"Número UM"</text:span><text:span text:style-name="T2">);</text:span></text:p>
      <text:p text:style-name="P1"><text:span text:style-name="T2"><text:s text:c="12"/></text:span><text:span text:style-name="T1">break</text:span><text:span text:style-name="T2">;</text:span></text:p>
      <text:p text:style-name="P1"><text:span text:style-name="T2"><text:s text:c="8"/></text:span><text:span text:style-name="T1">case</text:span><text:span text:style-name="T2"> 2:</text:span></text:p>
      <text:p text:style-name="P1"><text:span text:style-name="T2"><text:s text:c="12"/>System.</text:span><text:span text:style-name="T4">out</text:span><text:span text:style-name="T2">.println(</text:span><text:span text:style-name="T5">"Número DOIS"</text:span><text:span text:style-name="T2">);</text:span></text:p>
      <text:p text:style-name="P1"><text:span text:style-name="T2"><text:s text:c="12"/></text:span><text:span text:style-name="T1">break</text:span><text:span text:style-name="T2">;</text:span></text:p>
      <text:p text:style-name="P1"><text:span text:style-name="T2"><text:s text:c="8"/></text:span><text:span text:style-name="T1">case</text:span><text:span text:style-name="T2"> 3:</text:span></text:p>
      <text:p text:style-name="P1"><text:span text:style-name="T2"><text:s text:c="12"/>System.</text:span><text:span text:style-name="T4">out</text:span><text:span text:style-name="T2">.println(</text:span><text:span text:style-name="T5">"Número TRÊS"</text:span><text:span text:style-name="T2">);</text:span></text:p>
      <text:p text:style-name="P1"><text:span text:style-name="T2"><text:s text:c="12"/></text:span><text:span text:style-name="T1">break</text:span><text:span text:style-name="T2">;</text:span></text:p>
      <text:p text:style-name="P1"><text:span text:style-name="T2"><text:s text:c="8"/></text:span><text:span text:style-name="T1">case</text:span><text:span text:style-name="T2"> 4:</text:span></text:p>
      <text:p text:style-name="P1"><text:span text:style-name="T2"><text:s text:c="12"/>System.</text:span><text:span text:style-name="T4">out</text:span><text:span text:style-name="T2">.println(</text:span><text:span text:style-name="T5">"Número QUATRO"</text:span><text:span text:style-name="T2">);</text:span></text:p>
      <text:p text:style-name="P1"><text:span text:style-name="T2"><text:s text:c="12"/></text:span><text:span text:style-name="T1">break</text:span><text:span text:style-name="T2">;</text:span></text:p>
      <text:p text:style-name="P1"><text:span text:style-name="T2"><text:s text:c="8"/></text:span><text:span text:style-name="T1">case</text:span><text:span text:style-name="T2"> 5:</text:span></text:p>
      <text:p text:style-name="P1"><text:span text:style-name="T2"><text:s text:c="12"/>System.</text:span><text:span text:style-name="T4">out</text:span><text:span text:style-name="T2">.println(</text:span><text:span text:style-name="T5">"Número CINCO"</text:span><text:span text:style-name="T2">);</text:span></text:p>
      <text:p text:style-name="P1"><text:span text:style-name="T2"><text:s text:c="12"/></text:span><text:span text:style-name="T1">break</text:span><text:span text:style-name="T2">;</text:span></text:p>
      <text:p text:style-name="P1"><text:span text:style-name="T2"><text:s text:c="8"/></text:span><text:span text:style-name="T1">default</text:span><text:span text:style-name="T2">:</text:span></text:p>
      <text:p text:style-name="P1"><text:span text:style-name="T2"><text:s text:c="12"/>System.</text:span><text:span text:style-name="T4">out</text:span><text:span text:style-name="T2">.println(</text:span><text:span text:style-name="T5">"Número incorreto"</text:span><text:span text:style-name="T2">);</text:span></text:p>
      <text:p text:style-name="P2"><text:s text:c="8"/>}</text:p>
      <text:p text:style-name="P2"><text:s text:c="4"/>}</text:p>
      <text:p text:style-name="P2">}</text:p>
      <text:h text:style-name="Heading_20_2" text:outline-level="2">Código 05:</text:h>
      <text:p text:style-name="P3"><text:span text:style-name="T1">public</text:span> <text:span text:style-name="T1">class</text:span> ExemploFor {</text:p>
      <text:p text:style-name="P4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4"><text:span text:style-name="T2"><text:s text:c="8"/></text:span><text:span text:style-name="T1">for</text:span><text:span text:style-name="T2">(</text:span><text:span text:style-name="T1">int</text:span><text:span text:style-name="T2"> i = 0; i &lt; 15; i++){</text:span></text:p>
      <text:p text:style-name="P4"><text:span text:style-name="T2"><text:s text:c="12"/>System.</text:span><text:span text:style-name="T4">out</text:span><text:span text:style-name="T2">.printf(</text:span><text:span text:style-name="T5">"\nlinha: %d"</text:span><text:span text:style-name="T2">, i);</text:span></text:p>
      <text:p text:style-name="P3"><text:s text:c="8"/>}</text:p>
      <text:p text:style-name="P3"><text:s text:c="4"/>}</text:p>
      <text:p text:style-name="P3">}</text:p>
      <text:p text:style-name="P2"/>
      <text:h text:style-name="Heading_20_2" text:outline-level="2">Código 06:</text:h>
      <text:p text:style-name="P3"><text:span text:style-name="T1">import</text:span> java.util.Scanner;</text:p>
      <text:p text:style-name="P4"/>
      <text:p text:style-name="P4"><text:span text:style-name="T1">public</text:span><text:span text:style-name="T2"> </text:span><text:span text:style-name="T1">class</text:span><text:span text:style-name="T2"> ExemploWhile {</text:span></text:p>
      <text:p text:style-name="P4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4"><text:span text:style-name="T2"><text:s text:c="8"/></text:span><text:span text:style-name="T1">int</text:span><text:span text:style-name="T2"> status = 0;</text:span></text:p>
      <text:p text:style-name="P4"><text:span text:style-name="T2"><text:s text:c="8"/>Scanner scan = </text:span><text:span text:style-name="T1">new</text:span><text:span text:style-name="T2"> Scanner(System.</text:span><text:span text:style-name="T4">in</text:span><text:span text:style-name="T2">);</text:span></text:p>
      <text:p text:style-name="P4"><text:span text:style-name="T2"><text:s text:c="8"/></text:span><text:span text:style-name="T1">while</text:span><text:span text:style-name="T2">(status != 1){</text:span></text:p>
      <text:p text:style-name="P4"><text:span text:style-name="T2"><text:s text:c="12"/>System.</text:span><text:span text:style-name="T4">out</text:span><text:span text:style-name="T2">.print(</text:span><text:span text:style-name="T5">"Digite um inteiro:"</text:span><text:span text:style-name="T2">);</text:span></text:p>
      <text:p text:style-name="P4"><text:span text:style-name="T2"><text:s text:c="12"/></text:span><text:span text:style-name="T1">int</text:span><text:span text:style-name="T2"> n1 = scan.nextInt();</text:span></text:p>
      <text:p text:style-name="P4"><text:span text:style-name="T2"><text:s text:c="12"/>System.</text:span><text:span text:style-name="T4">out</text:span><text:span text:style-name="T2">.print(</text:span><text:span text:style-name="T5">"Digite outro inteiro:"</text:span><text:span text:style-name="T2">);</text:span></text:p>
      <text:p text:style-name="P4"><text:span text:style-name="T2"><text:s text:c="12"/></text:span><text:span text:style-name="T1">int</text:span><text:span text:style-name="T2"> n2 = scan.nextInt();</text:span></text:p>
      <text:p text:style-name="P4"><text:span text:style-name="T2"><text:s text:c="12"/>System.</text:span><text:span text:style-name="T4">out</text:span><text:span text:style-name="T2">.printf(</text:span><text:span text:style-name="T5">"\nSoma: %d \ndigite 1 para sair, "</text:span><text:span text:style-name="T2"> +</text:span></text:p>
      <text:p text:style-name="P4"><text:span text:style-name="T2"><text:s text:c="20"/></text:span><text:span text:style-name="T5">"qualquer outro numero para continuar"</text:span><text:span text:style-name="T2">, n1 + n2);</text:span></text:p>
      <text:p text:style-name="P3"><text:s text:c="12"/>status = scan.nextInt();</text:p>
      <text:p text:style-name="P3"><text:s text:c="8"/>}</text:p>
      <text:p text:style-name="P3"><text:s text:c="4"/>}</text:p>
      <text:p text:style-name="P3">}</text:p>
      <text:p text:style-name="P2"/>
      <text:h text:style-name="Heading_20_2" text:outline-level="2">Código 07:</text:h>
      <text:p text:style-name="Text_20_body">Converta o código 05 para utilizar do ... while.</text:p>
      <text:p text:style-name="Text_20_body"/>
      <text:h text:style-name="Heading_20_2" text:outline-level="2">Exercícios</text:h>
      <text:p text:style-name="Text_20_body"/>
      <text:p text:style-name="Text_20_body">01. Escreva um método que receba dois parâmetros do tipo int, um para a altura e outro para a largura e imprima um retangulo com estes dados:</text:p>
      <text:p text:style-name="Text_20_body">***************</text:p>
      <text:p text:style-name="Text_20_body">***************</text:p>
      <text:p text:style-name="Text_20_body">***************</text:p>
      <text:p text:style-name="Text_20_body">***************</text:p>
      <text:p text:style-name="Text_20_body">***************</text:p>
      <text:p text:style-name="Text_20_body">***************</text:p>
      <text:p text:style-name="Text_20_body">02. Escreva um método que faça o triângulo abaixo:</text:p>
      <text:p text:style-name="Text_20_body">*</text:p>
      <text:p text:style-name="Text_20_body">**</text:p>
      <text:p text:style-name="Text_20_body">***</text:p>
      <text:p text:style-name="Text_20_body">****</text:p>
      <text:p text:style-name="Text_20_body">*****</text:p>
      <text:p text:style-name="Text_20_body">******</text:p>
      <text:p text:style-name="Text_20_body">*******</text:p>
      <text:p text:style-name="Text_20_body">03. Escreva um método que faça a reta abaixo:</text:p>
      <text:p text:style-name="Text_20_body">*</text:p>
      <text:p text:style-name="Text_20_body"><text:s/>*</text:p>
      <text:p text:style-name="Text_20_body"><text:s text:c="2"/>*</text:p>
      <text:p text:style-name="Text_20_body"><text:s text:c="3"/>*</text:p>
      <text:p text:style-name="Text_20_body"><text:s text:c="4"/>*</text:p>
      <text:p text:style-name="Text_20_body"><text:s text:c="5"/>*</text:p>
      <text:p text:style-name="Text_20_body"><text:s text:c="6"/>*</text:p>
      <text:p text:style-name="Text_20_body"><text:s text:c="7"/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font-size="15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modelo-treinamento_7e_LT_7e_Gliederung_20_1" style:display-name="modelo-treinamento~LT~Gliederung 1" style:family="paragraph">
      <style:paragraph-properties fo:margin-left="1.198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Gliederung_20_2" style:display-name="modelo-treinamento~LT~Gliederung 2" style:family="paragraph" style:parent-style-name="modelo-treinament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modelo-treinamento_7e_LT_7e_Gliederung_20_3" style:display-name="modelo-treinamento~LT~Gliederung 3" style:family="paragraph" style:parent-style-name="modelo-treinament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modelo-treinamento_7e_LT_7e_Gliederung_20_4" style:display-name="modelo-treinamento~LT~Gliederung 4" style:family="paragraph" style:parent-style-name="modelo-treinament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modelo-treinamento_7e_LT_7e_Gliederung_20_5" style:display-name="modelo-treinamento~LT~Gliederung 5" style:family="paragraph" style:parent-style-name="modelo-treinament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modelo-treinamento_7e_LT_7e_Gliederung_20_6" style:display-name="modelo-treinamento~LT~Gliederung 6" style:family="paragraph" style:parent-style-name="modelo-treinamento_7e_LT_7e_Gliederung_20_5">
      <style:paragraph-properties fo:margin-left="7.2cm" fo:margin-right="0cm" fo:text-indent="-0.6cm" style:auto-text-indent="false">
        <style:tab-stops/>
      </style:paragraph-properties>
    </style:style>
    <style:style style:name="modelo-treinamento_7e_LT_7e_Gliederung_20_7" style:display-name="modelo-treinamento~LT~Gliederung 7" style:family="paragraph" style:parent-style-name="modelo-treinamento_7e_LT_7e_Gliederung_20_6">
      <style:paragraph-properties fo:margin-left="8.4cm" fo:margin-right="0cm" fo:text-indent="-0.6cm" style:auto-text-indent="false">
        <style:tab-stops/>
      </style:paragraph-properties>
    </style:style>
    <style:style style:name="modelo-treinamento_7e_LT_7e_Gliederung_20_8" style:display-name="modelo-treinamento~LT~Gliederung 8" style:family="paragraph" style:parent-style-name="modelo-treinamento_7e_LT_7e_Gliederung_20_7">
      <style:paragraph-properties fo:margin-left="9.601cm" fo:margin-right="0cm" fo:text-indent="-0.6cm" style:auto-text-indent="false">
        <style:tab-stops/>
      </style:paragraph-properties>
    </style:style>
    <style:style style:name="modelo-treinamento_7e_LT_7e_Gliederung_20_9" style:display-name="modelo-treinamento~LT~Gliederung 9" style:family="paragraph" style:parent-style-name="modelo-treinamento_7e_LT_7e_Gliederung_20_8">
      <style:paragraph-properties fo:margin-left="10.8cm" fo:margin-right="0cm" fo:text-indent="-0.6cm" style:auto-text-indent="false">
        <style:tab-stops/>
      </style:paragraph-properties>
    </style:style>
    <style:style style:name="modelo-treinamento_7e_LT_7e_Titel" style:display-name="modelo-treinament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xi Sans" fo:font-size="44pt" fo:font-style="normal" fo:text-shadow="none" style:text-underline-style="none" fo:font-weight="normal" style:font-name-asian="Luxi Sans" style:font-size-asian="44pt" style:font-style-asian="normal" style:font-weight-asian="normal" style:font-name-complex="Luxi Sans" style:font-size-complex="44pt" style:font-style-complex="normal" style:font-weight-complex="normal"/>
    </style:style>
    <style:style style:name="modelo-treinamento_7e_LT_7e_Untertitel" style:display-name="modelo-treinament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xi Sans" fo:font-size="32pt" fo:font-style="normal" fo:text-shadow="none" style:text-underline-style="none" fo:font-weight="normal" style:font-name-asian="Luxi Sans" style:font-size-asian="32pt" style:font-style-asian="normal" style:font-weight-asian="normal" style:font-name-complex="Luxi Sans" style:font-size-complex="32pt" style:font-style-complex="normal" style:font-weight-complex="normal"/>
    </style:style>
    <style:style style:name="modelo-treinamento_7e_LT_7e_Notizen" style:display-name="modelo-treinamento~LT~Notizen" style:family="paragraph">
      <style:paragraph-properties fo:margin-left="0.6cm" fo:margin-right="0cm" fo:text-indent="0cm" style:auto-text-indent="false" style:text-autospace="none"/>
      <style:text-properties style:use-window-font-color="true" style:text-outline="false" style:text-line-through-style="none" style:font-name="Luxi Sans" fo:font-size="20pt" fo:font-style="normal" fo:text-shadow="none" style:text-underline-style="none" fo:font-weight="normal" style:font-name-asian="Luxi Sans" style:font-size-asian="20pt" style:font-style-asian="normal" style:font-weight-asian="normal" style:font-name-complex="Luxi Sans" style:font-size-complex="20pt" style:font-style-complex="normal" style:font-weight-complex="normal"/>
    </style:style>
    <style:style style:name="modelo-treinamento_7e_LT_7e_Hintergrundobjekte" style:display-name="modelo-treinamento~LT~Hintergrundobjekte" style:family="paragraph">
      <style:paragraph-properties style:text-autospace="none"/>
    </style:style>
    <style:style style:name="modelo-treinamento_7e_LT_7e_Hintergrund" style:display-name="modelo-treinamento~LT~Hintergrund" style:family="paragraph">
      <style:paragraph-properties style:text-autospace="none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os_20_de_20_plano_20_de_20_fundo" style:display-name="Objetos de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Padrão_7e_LT_7e_Gliederung_20_1" style:display-name="Padrão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adrão_7e_LT_7e_Gliederung_20_3" style:display-name="Padrão~LT~Gliederung 3" style:family="paragraph" style:parent-style-name="Padrã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adrão_7e_LT_7e_Gliederung_20_6" style:display-name="Padrão~LT~Gliederung 6" style:family="paragraph" style:parent-style-name="Padrão_7e_LT_7e_Gliederung_20_5">
      <style:paragraph-properties fo:margin-left="7.2cm" fo:margin-right="0cm" fo:text-indent="-0.6cm" style:auto-text-indent="false">
        <style:tab-stops/>
      </style:paragraph-properties>
    </style:style>
    <style:style style:name="Padrão_7e_LT_7e_Gliederung_20_7" style:display-name="Padrão~LT~Gliederung 7" style:family="paragraph" style:parent-style-name="Padrão_7e_LT_7e_Gliederung_20_6">
      <style:paragraph-properties fo:margin-left="8.4cm" fo:margin-right="0cm" fo:text-indent="-0.6cm" style:auto-text-indent="false">
        <style:tab-stops/>
      </style:paragraph-properties>
    </style:style>
    <style:style style:name="Padrão_7e_LT_7e_Gliederung_20_8" style:display-name="Padrão~LT~Gliederung 8" style:family="paragraph" style:parent-style-name="Padrão_7e_LT_7e_Gliederung_20_7">
      <style:paragraph-properties fo:margin-left="9.601cm" fo:margin-right="0cm" fo:text-indent="-0.6cm" style:auto-text-indent="false">
        <style:tab-stops/>
      </style:paragraph-properties>
    </style:style>
    <style:style style:name="Padrão_7e_LT_7e_Gliederung_20_9" style:display-name="Padrão~LT~Gliederung 9" style:family="paragraph" style:parent-style-name="Padrão_7e_LT_7e_Gliederung_20_8">
      <style:paragraph-properties fo:margin-left="10.8cm" fo:margin-right="0cm" fo:text-indent="-0.6cm" style:auto-text-indent="false">
        <style:tab-stops/>
      </style:paragraph-properties>
    </style:style>
    <style:style style:name="Padrão_7e_LT_7e_Titel" style:display-name="Padr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código" style:family="paragraph" style:class="text">
      <style:paragraph-properties>
        <style:tab-stops/>
      </style:paragraph-properties>
      <style:text-properties style:font-name="Courier New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89" style:family="paragraph" style:parent-style-name="Standard">
      <style:paragraph-properties fo:margin-top="0.42cm" fo:margin-bottom="0.21cm"/>
    </style:style>
    <style:style style:name="WW-Título11234" style:family="paragraph" style:parent-style-name="Standard">
      <style:paragraph-properties fo:margin-top="0.42cm" fo:margin-bottom="0.21cm"/>
    </style:style>
    <style:style style:name="WW-Título21234" style:family="paragraph" style:parent-style-name="Standard">
      <style:paragraph-properties fo:margin-top="0.42cm" fo:margin-bottom="0.21cm"/>
    </style:style>
    <style:style style:name="WW-Título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ítulo1234567891011" style:family="paragraph" style:parent-style-name="Standard">
      <style:paragraph-properties fo:margin-top="0.42cm" fo:margin-bottom="0.21cm"/>
    </style:style>
    <style:style style:name="WW-Título112345" style:family="paragraph" style:parent-style-name="Standard">
      <style:paragraph-properties fo:margin-top="0.42cm" fo:margin-bottom="0.21cm"/>
    </style:style>
    <style:style style:name="WW-Título212345" style:family="paragraph" style:parent-style-name="Standard">
      <style:paragraph-properties fo:margin-top="0.42cm" fo:margin-bottom="0.21cm"/>
    </style:style>
    <style:style style:name="WW-Título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letter-kerning="true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texto" style:family="paragraph" style:parent-style-name="Heading_20_6" style:class="text">
      <style:text-properties fo:font-size="12pt" fo:font-weight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8$Build-9161</meta:generator>
    <meta:creation-date>2007-05-03T10:53:50</meta:creation-date>
    <dc:date>2008-01-25T18:26:51</dc:date>
    <dc:language>pt-BR</dc:language>
    <meta:editing-cycles>15</meta:editing-cycles>
    <meta:editing-duration>PT4H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9" meta:word-count="313" meta:character-count="3000"/>
  </office:meta>
</office:document-meta>
</file>